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8" table:default-cell-style-name="ce7"/>
        <table:table-column table:style-name="co3" table:default-cell-style-name="ce9"/>
        <table:table-column table:style-name="co4" table:default-cell-style-name="ce13"/>
        <table:table-column table:style-name="co2" table:default-cell-style-name="Default"/>
        <table:table-column table:style-name="co2" table:default-cell-style-name="ce16"/>
        <table:table-column table:style-name="co4" table:default-cell-style-name="ce13"/>
        <table:table-column table:style-name="co5" table:default-cell-style-name="ce19"/>
        <table:table-column table:style-name="co6" table:default-cell-style-name="ce20"/>
        <table:table-column table:style-name="co6" table:default-cell-style-name="Default"/>
        <table:table-column table:style-name="co4" table:default-cell-style-name="ce13"/>
        <table:table-column table:style-name="co6" table:default-cell-style-name="ce22"/>
        <table:table-column table:style-name="co7" table:default-cell-style-name="ce25"/>
        <table:table-column table:style-name="co4" table:default-cell-style-name="ce13"/>
        <table:table-column table:style-name="co6" table:default-cell-style-name="ce22"/>
        <table:table-column table:style-name="co2" table:default-cell-style-name="ce27"/>
        <table:table-column table:style-name="co4" table:default-cell-style-name="ce13"/>
        <table:table-column table:style-name="co6" table:default-cell-style-name="ce22"/>
        <table:table-column table:style-name="co7" table:default-cell-style-name="ce25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12"/>
          <table:table-cell table:style-name="ce14" office:value-type="string" calcext:value-type="string">
            <text:p>FP</text:p>
          </table:table-cell>
          <table:table-cell table:style-name="ce15" office:value-type="string" calcext:value-type="string">
            <text:p>FP Final</text:p>
          </table:table-cell>
          <table:table-cell table:style-name="ce12"/>
          <table:table-cell table:style-name="ce17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20" office:value-type="string" calcext:value-type="string">
            <text:p>Final GPA</text:p>
          </table:table-cell>
          <table:table-cell table:style-name="ce12"/>
          <table:table-cell table:style-name="ce21" office:value-type="string" calcext:value-type="string">
            <text:p>Letter Grade</text:p>
          </table:table-cell>
          <table:table-cell table:style-name="ce24" office:value-type="string" calcext:value-type="string">
            <text:p>Numerical Grade</text:p>
          </table:table-cell>
          <table:table-cell table:style-name="ce12"/>
          <table:table-cell table:style-name="ce21" office:value-type="string" calcext:value-type="string">
            <text:p>Letter Grade</text:p>
          </table:table-cell>
          <table:table-cell table:style-name="ce26" office:value-type="string" calcext:value-type="string">
            <text:p>GPA </text:p>
          </table:table-cell>
          <table:table-cell table:style-name="ce12"/>
          <table:table-cell table:style-name="ce21"/>
          <table:table-cell table:style-name="ce24"/>
          <table:table-cell table:style-name="ce14" table:number-columns-repeated="979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5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2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2] + #REF!2 + #REF!2 + [.M2]" office:value-type="string" office:string-value="" calcext:value-type="error">
            <text:p>Err:509</text:p>
          </table:table-cell>
          <table:table-cell table:style-name="ce18" table:formula="of:=IF([.O2]&gt;=0.9875;&quot;A+&quot;;  IF([.O2]&gt;=0.94; &quot;A&quot;; IF([.O2]&gt;=0.9; &quot;A-&quot;; IF([.O2]&gt;=0.87; &quot;B+&quot;; IF([.O2]&gt;=0.84;&quot;B&quot;; IF([.O2]&gt;=0.8; &quot;B-&quot;; IF([.O2]&gt;=0.77; &quot;C+&quot;; IF([.O2]&gt;=0.74;&quot;C&quot;; IF([.O2]&gt;=0.7; &quot;C-&quot;; IF([.O2]&gt;=0.67; &quot;D+&quot;; IF([.O2]&gt;=0.64;&quot;D&quot;; IF([.O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2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yan Cambier</text:p>
          </table:table-cell>
          <table:table-cell table:number-columns-repeated="8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3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3] + #REF!3 + #REF!3 + [.M3]" office:value-type="string" office:string-value="" calcext:value-type="error">
            <text:p>Err:509</text:p>
          </table:table-cell>
          <table:table-cell table:style-name="ce18" table:formula="of:=IF([.O3]&gt;=0.9875;&quot;A+&quot;;  IF([.O3]&gt;=0.94; &quot;A&quot;; IF([.O3]&gt;=0.9; &quot;A-&quot;; IF([.O3]&gt;=0.87; &quot;B+&quot;; IF([.O3]&gt;=0.84;&quot;B&quot;; IF([.O3]&gt;=0.8; &quot;B-&quot;; IF([.O3]&gt;=0.77; &quot;C+&quot;; IF([.O3]&gt;=0.74;&quot;C&quot;; IF([.O3]&gt;=0.7; &quot;C-&quot;; IF([.O3]&gt;=0.67; &quot;D+&quot;; IF([.O3]&gt;=0.64;&quot;D&quot;; IF([.O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3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4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4] + #REF!4 + #REF!4 + [.M4]" office:value-type="string" office:string-value="" calcext:value-type="error">
            <text:p>Err:509</text:p>
          </table:table-cell>
          <table:table-cell table:style-name="ce18" table:formula="of:=IF([.O4]&gt;=0.9875;&quot;A+&quot;;  IF([.O4]&gt;=0.94; &quot;A&quot;; IF([.O4]&gt;=0.9; &quot;A-&quot;; IF([.O4]&gt;=0.87; &quot;B+&quot;; IF([.O4]&gt;=0.84;&quot;B&quot;; IF([.O4]&gt;=0.8; &quot;B-&quot;; IF([.O4]&gt;=0.77; &quot;C+&quot;; IF([.O4]&gt;=0.74;&quot;C&quot;; IF([.O4]&gt;=0.7; &quot;C-&quot;; IF([.O4]&gt;=0.67; &quot;D+&quot;; IF([.O4]&gt;=0.64;&quot;D&quot;; IF([.O4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4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5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5] + #REF!5 + #REF!5 + [.M5]" office:value-type="string" office:string-value="" calcext:value-type="error">
            <text:p>Err:509</text:p>
          </table:table-cell>
          <table:table-cell table:style-name="ce18" table:formula="of:=IF([.O5]&gt;=0.9875;&quot;A+&quot;;  IF([.O5]&gt;=0.94; &quot;A&quot;; IF([.O5]&gt;=0.9; &quot;A-&quot;; IF([.O5]&gt;=0.87; &quot;B+&quot;; IF([.O5]&gt;=0.84;&quot;B&quot;; IF([.O5]&gt;=0.8; &quot;B-&quot;; IF([.O5]&gt;=0.77; &quot;C+&quot;; IF([.O5]&gt;=0.74;&quot;C&quot;; IF([.O5]&gt;=0.7; &quot;C-&quot;; IF([.O5]&gt;=0.67; &quot;D+&quot;; IF([.O5]&gt;=0.64;&quot;D&quot;; IF([.O5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5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ranny Jaime Abreu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5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table:style-name="ce2" office:value-type="string" calcext:value-type="string">
            <text:p>Mackenzie Jorda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F</text:p>
          </table:table-cell>
          <table:table-cell table:style-name="ce10"/>
          <table:table-cell/>
          <table:table-cell table:style-name="ce7"/>
          <table:table-cell table:style-name="ce10" table:formula="of:=VLOOKUP([.L7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7] + #REF!7 + #REF!7 + [.M7]" office:value-type="string" office:string-value="" calcext:value-type="error">
            <text:p>Err:509</text:p>
          </table:table-cell>
          <table:table-cell table:style-name="ce18" table:formula="of:=IF([.O7]&gt;=0.9875;&quot;A+&quot;;  IF([.O7]&gt;=0.94; &quot;A&quot;; IF([.O7]&gt;=0.9; &quot;A-&quot;; IF([.O7]&gt;=0.87; &quot;B+&quot;; IF([.O7]&gt;=0.84;&quot;B&quot;; IF([.O7]&gt;=0.8; &quot;B-&quot;; IF([.O7]&gt;=0.77; &quot;C+&quot;; IF([.O7]&gt;=0.74;&quot;C&quot;; IF([.O7]&gt;=0.7; &quot;C-&quot;; IF([.O7]&gt;=0.67; &quot;D+&quot;; IF([.O7]&gt;=0.64;&quot;D&quot;; IF([.O7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7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5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8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8] + #REF!8 + #REF!8 + [.M8]" office:value-type="string" office:string-value="" calcext:value-type="error">
            <text:p>Err:509</text:p>
          </table:table-cell>
          <table:table-cell table:style-name="ce18" table:formula="of:=IF([.O8]&gt;=0.9875;&quot;A+&quot;;  IF([.O8]&gt;=0.94; &quot;A&quot;; IF([.O8]&gt;=0.9; &quot;A-&quot;; IF([.O8]&gt;=0.87; &quot;B+&quot;; IF([.O8]&gt;=0.84;&quot;B&quot;; IF([.O8]&gt;=0.8; &quot;B-&quot;; IF([.O8]&gt;=0.77; &quot;C+&quot;; IF([.O8]&gt;=0.74;&quot;C&quot;; IF([.O8]&gt;=0.7; &quot;C-&quot;; IF([.O8]&gt;=0.67; &quot;D+&quot;; IF([.O8]&gt;=0.64;&quot;D&quot;; IF([.O8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8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ra Kin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9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9] + #REF!9 + #REF!9 + [.M9]" office:value-type="string" office:string-value="" calcext:value-type="error">
            <text:p>Err:509</text:p>
          </table:table-cell>
          <table:table-cell table:style-name="ce18" table:formula="of:=IF([.O9]&gt;=0.9875;&quot;A+&quot;;  IF([.O9]&gt;=0.94; &quot;A&quot;; IF([.O9]&gt;=0.9; &quot;A-&quot;; IF([.O9]&gt;=0.87; &quot;B+&quot;; IF([.O9]&gt;=0.84;&quot;B&quot;; IF([.O9]&gt;=0.8; &quot;B-&quot;; IF([.O9]&gt;=0.77; &quot;C+&quot;; IF([.O9]&gt;=0.74;&quot;C&quot;; IF([.O9]&gt;=0.7; &quot;C-&quot;; IF([.O9]&gt;=0.67; &quot;D+&quot;; IF([.O9]&gt;=0.64;&quot;D&quot;; IF([.O9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9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Cody Kinneer</text:p>
          </table:table-cell>
          <table:table-cell table:style-name="ce8" table:number-columns-repeated="8"/>
          <table:table-cell table:style-name="ce10"/>
          <table:table-cell/>
          <table:table-cell table:style-name="ce7"/>
          <table:table-cell table:style-name="ce10" table:formula="of:=VLOOKUP([.L10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0] + #REF!10 + #REF!10 + [.M10]" office:value-type="string" office:string-value="" calcext:value-type="error">
            <text:p>Err:509</text:p>
          </table:table-cell>
          <table:table-cell table:style-name="ce18" table:formula="of:=IF([.O10]&gt;=0.9875;&quot;A+&quot;;  IF([.O10]&gt;=0.94; &quot;A&quot;; IF([.O10]&gt;=0.9; &quot;A-&quot;; IF([.O10]&gt;=0.87; &quot;B+&quot;; IF([.O10]&gt;=0.84;&quot;B&quot;; IF([.O10]&gt;=0.8; &quot;B-&quot;; IF([.O10]&gt;=0.77; &quot;C+&quot;; IF([.O10]&gt;=0.74;&quot;C&quot;; IF([.O10]&gt;=0.7; &quot;C-&quot;; IF([.O10]&gt;=0.67; &quot;D+&quot;; IF([.O10]&gt;=0.64;&quot;D&quot;; IF([.O10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0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8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11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1] + #REF!11 + #REF!11 + [.M11]" office:value-type="string" office:string-value="" calcext:value-type="error">
            <text:p>Err:509</text:p>
          </table:table-cell>
          <table:table-cell table:style-name="ce18" table:formula="of:=IF([.O11]&gt;=0.9875;&quot;A+&quot;;  IF([.O11]&gt;=0.94; &quot;A&quot;; IF([.O11]&gt;=0.9; &quot;A-&quot;; IF([.O11]&gt;=0.87; &quot;B+&quot;; IF([.O11]&gt;=0.84;&quot;B&quot;; IF([.O11]&gt;=0.8; &quot;B-&quot;; IF([.O11]&gt;=0.77; &quot;C+&quot;; IF([.O11]&gt;=0.74;&quot;C&quot;; IF([.O11]&gt;=0.7; &quot;C-&quot;; IF([.O11]&gt;=0.67; &quot;D+&quot;; IF([.O11]&gt;=0.64;&quot;D&quot;; IF([.O11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1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Ligouri</text:p>
          </table:table-cell>
          <table:table-cell table:number-columns-repeated="8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12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2] + #REF!12 + #REF!12 + [.M12]" office:value-type="string" office:string-value="" calcext:value-type="error">
            <text:p>Err:509</text:p>
          </table:table-cell>
          <table:table-cell table:style-name="ce18" table:formula="of:=IF([.O12]&gt;=0.9875;&quot;A+&quot;;  IF([.O12]&gt;=0.94; &quot;A&quot;; IF([.O12]&gt;=0.9; &quot;A-&quot;; IF([.O12]&gt;=0.87; &quot;B+&quot;; IF([.O12]&gt;=0.84;&quot;B&quot;; IF([.O12]&gt;=0.8; &quot;B-&quot;; IF([.O12]&gt;=0.77; &quot;C+&quot;; IF([.O12]&gt;=0.74;&quot;C&quot;; IF([.O12]&gt;=0.7; &quot;C-&quot;; IF([.O12]&gt;=0.67; &quot;D+&quot;; IF([.O12]&gt;=0.64;&quot;D&quot;; IF([.O1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2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tephen Milcarek</text:p>
          </table:table-cell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13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3] + #REF!13 + #REF!13 + [.M13]" office:value-type="string" office:string-value="" calcext:value-type="error">
            <text:p>Err:509</text:p>
          </table:table-cell>
          <table:table-cell table:style-name="ce18" table:formula="of:=IF([.O13]&gt;=0.9875;&quot;A+&quot;;  IF([.O13]&gt;=0.94; &quot;A&quot;; IF([.O13]&gt;=0.9; &quot;A-&quot;; IF([.O13]&gt;=0.87; &quot;B+&quot;; IF([.O13]&gt;=0.84;&quot;B&quot;; IF([.O13]&gt;=0.8; &quot;B-&quot;; IF([.O13]&gt;=0.77; &quot;C+&quot;; IF([.O13]&gt;=0.74;&quot;C&quot;; IF([.O13]&gt;=0.7; &quot;C-&quot;; IF([.O13]&gt;=0.67; &quot;D+&quot;; IF([.O13]&gt;=0.64;&quot;D&quot;; IF([.O1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3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aniel Ocampo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14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4] + #REF!14 + #REF!14 + [.M14]" office:value-type="string" office:string-value="" calcext:value-type="error">
            <text:p>Err:509</text:p>
          </table:table-cell>
          <table:table-cell table:style-name="ce18" table:formula="of:=IF([.O14]&gt;=0.9875;&quot;A+&quot;;  IF([.O14]&gt;=0.94; &quot;A&quot;; IF([.O14]&gt;=0.9; &quot;A-&quot;; IF([.O14]&gt;=0.87; &quot;B+&quot;; IF([.O14]&gt;=0.84;&quot;B&quot;; IF([.O14]&gt;=0.8; &quot;B-&quot;; IF([.O14]&gt;=0.77; &quot;C+&quot;; IF([.O14]&gt;=0.74;&quot;C&quot;; IF([.O14]&gt;=0.7; &quot;C-&quot;; IF([.O14]&gt;=0.67; &quot;D+&quot;; IF([.O14]&gt;=0.64;&quot;D&quot;; IF([.O14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4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den P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15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5] + #REF!15 + #REF!15 + [.M15]" office:value-type="string" office:string-value="" calcext:value-type="error">
            <text:p>Err:509</text:p>
          </table:table-cell>
          <table:table-cell table:style-name="ce18" table:formula="of:=IF([.O15]&gt;=0.9875;&quot;A+&quot;;  IF([.O15]&gt;=0.94; &quot;A&quot;; IF([.O15]&gt;=0.9; &quot;A-&quot;; IF([.O15]&gt;=0.87; &quot;B+&quot;; IF([.O15]&gt;=0.84;&quot;B&quot;; IF([.O15]&gt;=0.8; &quot;B-&quot;; IF([.O15]&gt;=0.77; &quot;C+&quot;; IF([.O15]&gt;=0.74;&quot;C&quot;; IF([.O15]&gt;=0.7; &quot;C-&quot;; IF([.O15]&gt;=0.67; &quot;D+&quot;; IF([.O15]&gt;=0.64;&quot;D&quot;; IF([.O15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5]; [.$V$2:.$W$15]; 2; 0)" office:value-type="string" office:string-value="" calcext:value-type="error">
            <text:p>Err:50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arlee Sherretts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16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6] + #REF!16 + #REF!16 + [.M16]" office:value-type="string" office:string-value="" calcext:value-type="error">
            <text:p>Err:509</text:p>
          </table:table-cell>
          <table:table-cell table:style-name="ce18" table:formula="of:=IF([.O16]&gt;=0.9875;&quot;A+&quot;;  IF([.O16]&gt;=0.94; &quot;A&quot;; IF([.O16]&gt;=0.9; &quot;A-&quot;; IF([.O16]&gt;=0.87; &quot;B+&quot;; IF([.O16]&gt;=0.84;&quot;B&quot;; IF([.O16]&gt;=0.8; &quot;B-&quot;; IF([.O16]&gt;=0.77; &quot;C+&quot;; IF([.O16]&gt;=0.74;&quot;C&quot;; IF([.O16]&gt;=0.7; &quot;C-&quot;; IF([.O16]&gt;=0.67; &quot;D+&quot;; IF([.O16]&gt;=0.64;&quot;D&quot;; IF([.O16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6]; [.$V$2:.$W$15]; 2; 0)" office:value-type="string" office:string-value="" calcext:value-type="error">
            <text:p>Err:509</text:p>
          </table:table-cell>
          <table:table-cell/>
          <table:table-cell table:style-name="ce23"/>
          <table:table-cell table:style-name="ce13"/>
          <table:table-cell/>
          <table:table-cell table:style-name="ce23"/>
          <table:table-cell table:style-name="ce28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Dillan Smith</text:p>
          </table:table-cell>
          <table:table-cell table:number-columns-repeated="2"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17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7] + #REF!17 + #REF!17 + [.M17]" office:value-type="string" office:string-value="" calcext:value-type="error">
            <text:p>Err:509</text:p>
          </table:table-cell>
          <table:table-cell table:style-name="ce18" table:formula="of:=IF([.O17]&gt;=0.9875;&quot;A+&quot;;  IF([.O17]&gt;=0.94; &quot;A&quot;; IF([.O17]&gt;=0.9; &quot;A-&quot;; IF([.O17]&gt;=0.87; &quot;B+&quot;; IF([.O17]&gt;=0.84;&quot;B&quot;; IF([.O17]&gt;=0.8; &quot;B-&quot;; IF([.O17]&gt;=0.77; &quot;C+&quot;; IF([.O17]&gt;=0.74;&quot;C&quot;; IF([.O17]&gt;=0.7; &quot;C-&quot;; IF([.O17]&gt;=0.67; &quot;D+&quot;; IF([.O17]&gt;=0.64;&quot;D&quot;; IF([.O17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7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Luke Smith</text:p>
          </table:table-cell>
          <table:table-cell table:style-name="ce8" table:number-columns-repeated="8"/>
          <table:table-cell table:style-name="ce10"/>
          <table:table-cell/>
          <table:table-cell table:style-name="ce7"/>
          <table:table-cell table:style-name="ce10" table:formula="of:=VLOOKUP([.L18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8] + #REF!18 + #REF!18 + [.M18]" office:value-type="string" office:string-value="" calcext:value-type="error">
            <text:p>Err:509</text:p>
          </table:table-cell>
          <table:table-cell table:style-name="ce18" table:formula="of:=IF([.O18]&gt;=0.9875;&quot;A+&quot;;  IF([.O18]&gt;=0.94; &quot;A&quot;; IF([.O18]&gt;=0.9; &quot;A-&quot;; IF([.O18]&gt;=0.87; &quot;B+&quot;; IF([.O18]&gt;=0.84;&quot;B&quot;; IF([.O18]&gt;=0.8; &quot;B-&quot;; IF([.O18]&gt;=0.77; &quot;C+&quot;; IF([.O18]&gt;=0.74;&quot;C&quot;; IF([.O18]&gt;=0.7; &quot;C-&quot;; IF([.O18]&gt;=0.67; &quot;D+&quot;; IF([.O18]&gt;=0.64;&quot;D&quot;; IF([.O18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8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Spartz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19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19] + #REF!19 + #REF!19 + [.M19]" office:value-type="string" office:string-value="" calcext:value-type="error">
            <text:p>Err:509</text:p>
          </table:table-cell>
          <table:table-cell table:style-name="ce18" table:formula="of:=IF([.O19]&gt;=0.9875;&quot;A+&quot;;  IF([.O19]&gt;=0.94; &quot;A&quot;; IF([.O19]&gt;=0.9; &quot;A-&quot;; IF([.O19]&gt;=0.87; &quot;B+&quot;; IF([.O19]&gt;=0.84;&quot;B&quot;; IF([.O19]&gt;=0.8; &quot;B-&quot;; IF([.O19]&gt;=0.77; &quot;C+&quot;; IF([.O19]&gt;=0.74;&quot;C&quot;; IF([.O19]&gt;=0.7; &quot;C-&quot;; IF([.O19]&gt;=0.67; &quot;D+&quot;; IF([.O19]&gt;=0.64;&quot;D&quot;; IF([.O19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19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5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/>
          <table:table-cell/>
          <table:table-cell table:style-name="ce17"/>
          <table:table-cell table:style-name="ce18"/>
          <table:table-cell table:style-name="ce20"/>
          <table:table-cell table:number-columns-repeated="988"/>
        </table:table-row>
        <table:table-row table:style-name="ro1">
          <table:table-cell office:value-type="string" calcext:value-type="string">
            <text:p>Shu Yi Tang</text:p>
          </table:table-cell>
          <table:table-cell table:number-columns-repeated="8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21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21] + #REF!20 + #REF!20 + [.M21]" office:value-type="string" office:string-value="" calcext:value-type="error">
            <text:p>Err:509</text:p>
          </table:table-cell>
          <table:table-cell table:style-name="ce18" table:formula="of:=IF([.O21]&gt;=0.9875;&quot;A+&quot;;  IF([.O21]&gt;=0.94; &quot;A&quot;; IF([.O21]&gt;=0.9; &quot;A-&quot;; IF([.O21]&gt;=0.87; &quot;B+&quot;; IF([.O21]&gt;=0.84;&quot;B&quot;; IF([.O21]&gt;=0.8; &quot;B-&quot;; IF([.O21]&gt;=0.77; &quot;C+&quot;; IF([.O21]&gt;=0.74;&quot;C&quot;; IF([.O21]&gt;=0.7; &quot;C-&quot;; IF([.O21]&gt;=0.67; &quot;D+&quot;; IF([.O21]&gt;=0.64;&quot;D&quot;; IF([.O21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21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22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22] + #REF!21 + #REF!21 + [.M22]" office:value-type="string" office:string-value="" calcext:value-type="error">
            <text:p>Err:509</text:p>
          </table:table-cell>
          <table:table-cell table:style-name="ce18" table:formula="of:=IF([.O22]&gt;=0.9875;&quot;A+&quot;;  IF([.O22]&gt;=0.94; &quot;A&quot;; IF([.O22]&gt;=0.9; &quot;A-&quot;; IF([.O22]&gt;=0.87; &quot;B+&quot;; IF([.O22]&gt;=0.84;&quot;B&quot;; IF([.O22]&gt;=0.8; &quot;B-&quot;; IF([.O22]&gt;=0.77; &quot;C+&quot;; IF([.O22]&gt;=0.74;&quot;C&quot;; IF([.O22]&gt;=0.7; &quot;C-&quot;; IF([.O22]&gt;=0.67; &quot;D+&quot;; IF([.O22]&gt;=0.64;&quot;D&quot;; IF([.O22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22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verett Wolf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 office:value-type="string" calcext:value-type="string">
            <text:p>A</text:p>
          </table:table-cell>
          <table:table-cell table:style-name="ce10"/>
          <table:table-cell/>
          <table:table-cell table:style-name="ce7"/>
          <table:table-cell table:style-name="ce10" table:formula="of:=VLOOKUP([.L23]; [.$S$2:.$T$15]; 2; 0)/100*0.15" office:value-type="string" office:string-value="" calcext:value-type="error">
            <text:p>#N/A</text:p>
          </table:table-cell>
          <table:table-cell/>
          <table:table-cell table:style-name="ce17" table:formula="of:=[.J23] + #REF!22 + #REF!22 + [.M23]" office:value-type="string" office:string-value="" calcext:value-type="error">
            <text:p>Err:509</text:p>
          </table:table-cell>
          <table:table-cell table:style-name="ce18" table:formula="of:=IF([.O23]&gt;=0.9875;&quot;A+&quot;;  IF([.O23]&gt;=0.94; &quot;A&quot;; IF([.O23]&gt;=0.9; &quot;A-&quot;; IF([.O23]&gt;=0.87; &quot;B+&quot;; IF([.O23]&gt;=0.84;&quot;B&quot;; IF([.O23]&gt;=0.8; &quot;B-&quot;; IF([.O23]&gt;=0.77; &quot;C+&quot;; IF([.O23]&gt;=0.74;&quot;C&quot;; IF([.O23]&gt;=0.7; &quot;C-&quot;; IF([.O23]&gt;=0.67; &quot;D+&quot;; IF([.O23]&gt;=0.64;&quot;D&quot;; IF([.O23]&gt;=0.6; &quot;D-&quot;; &quot;F&quot;))))))))))))" office:value-type="string" office:string-value="" calcext:value-type="error">
            <text:p>Err:509</text:p>
          </table:table-cell>
          <table:table-cell table:style-name="ce20" table:formula="of:=VLOOKUP([.P23]; [.$V$2:.$W$15]; 2; 0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1"/>
          <table:table-cell table:number-columns-repeated="4"/>
          <table:table-cell table:style-name="ce18" table:formula="of:=AVERAGE([.O2:.O19])" office:value-type="string" office:string-value="" calcext:value-type="error">
            <text:p>Err:509</text:p>
          </table:table-cell>
          <table:table-cell table:style-name="ce16"/>
          <table:table-cell table:style-name="ce18" table:formula="of:=AVERAGE([.Q2:.Q19])" office:value-type="string" office:string-value="" calcext:value-type="error">
            <text:p>Err:509</text:p>
          </table:table-cell>
          <table:table-cell table:number-columns-repeated="988"/>
        </table:table-row>
        <table:table-row table:style-name="ro1" table:number-rows-repeated="6">
          <table:table-cell table:number-columns-repeated="9"/>
          <table:table-cell table:style-name="ce11"/>
          <table:table-cell table:number-columns-repeated="995"/>
        </table:table-row>
        <table:table-row table:style-name="ro1" table:number-rows-repeated="1048545">
          <table:table-cell table:number-columns-repeated="1005"/>
        </table:table-row>
        <table:table-row table:style-name="ro1"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22:24:40.340152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30T00:00:44.555606422</dc:date>
    <dc:creator>Gregory Kapfhammer</dc:creator>
    <meta:editing-duration>P7DT3H26M58S</meta:editing-duration>
    <meta:editing-cycles>205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335" meta:object-count="0"/>
  </office:meta>
</office:document-meta>
</file>